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9">A wrought iron gate was lifted, and then a second. Inside the mott yard even more provisions these of a </text:span><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9">not see it as the message of the gods we do. <text:line-break/><text:line-break/>The captain blinked. He was rapidly trying to make sense, to acclimate to this new change in the many </text:span><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soft-page-break/><text:line-break/>Chewing the el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text:soft-page-break/>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ext:soft-page-break/>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text:soft-page-break/>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soft-page-break/><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text:soft-page-break/>and the tough times make him a strong man. <text:line-break/></text:p>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soft-pag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text:soft-page-break/>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text:soft-page-break/>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xt:soft-page-break/>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text:soft-page-break/>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ext:soft-page-break/>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text:soft-page-break/></text:p>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text:soft-pag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text:soft-page-break/>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soft-pag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text:soft-page-break/></text:p>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1">th</text:span> year of Dagnadin's life the Resistance made inroads into the workforce of {INSERT PLANET NAME HERE} passing pamplets and secret meetings. Rousing all brands of men against their entrepreneur. By the 412<text:span text:style-name="T11">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sunk into the very cliffside coast of firelake. </text:p>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text:soft-page-break/></text:p>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line-break/></text:p>
      <text:p text:style-name="P7"/>
      <text:p text:style-name="P7"><text:line-break/><text:line-break/></text:p>
      <text:p text:style-name="P7"/>
      <text:p text:style-name="P7"/>
      <text:p text:style-name="P7"><text:soft-page-break/></text:p>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text:span><text:soft-page-break/><text:span text:style-name="T12">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text:soft-page-break/>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ext:soft-page-break/>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text:soft-page-break/></text:p>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8-02T18:37:22.77</dc:date>
    <dc:creator>Blake Stanger</dc:creator>
    <meta:editing-duration>P21DT22H53M33S</meta:editing-duration>
    <meta:editing-cycles>341</meta:editing-cycles>
    <meta:generator>OpenOffice/4.1.11$Win32 OpenOffice.org_project/4111m1$Build-9808</meta:generator>
    <meta:document-statistic meta:table-count="0" meta:image-count="2" meta:object-count="0" meta:page-count="147" meta:paragraph-count="1392" meta:word-count="66366" meta:character-count="362019"/>
  </office:meta>
</office:document-meta>
</file>